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6cb" officeooo:paragraph-rsid="000886cb"/>
    </style:style>
    <style:style style:name="P2" style:family="paragraph" style:parent-style-name="Standard">
      <style:text-properties officeooo:rsid="000976d6" officeooo:paragraph-rsid="000976d6"/>
    </style:style>
    <style:style style:name="T1" style:family="text">
      <style:text-properties officeooo:rsid="00097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: <text:a xlink:type="simple" xlink:href="mailto:leo.smith@epitech.eu" text:style-name="Internet_20_link" text:visited-style-name="Visited_20_Internet_20_Link">leo.smith@epitech.eu</text:a></text:p>
      <text:p text:style-name="P1">Date: 11 avril 2014 23h42</text:p>
      <text:p text:style-name="P1">A: <text:a xlink:type="simple" xlink:href="mailto:sophie.nancier@gmail.com" text:style-name="Internet_20_link" text:visited-style-name="Visited_20_Internet_20_Link">sophie.nancier@gmail.com</text:a></text:p>
      <text:p text:style-name="P1"><text:span text:style-name="T1">Objet</text:span>: Informations sur l’application mobile pour la gestion du planning des salles de sport.</text:p>
      <text:p text:style-name="P1"/>
      <text:p text:style-name="P1">Bonjour,</text:p>
      <text:p text:style-name="P1">Je viens vers vous afin d’obtenir des informations complémentaires sur l’application que je vous ai présenté au salon Mondiale des applications mobiles à Berlin.</text:p>
      <text:p text:style-name="P1"/>
      <text:p text:style-name="P1">Je vais tout d’abord commencer par vous poser une suite de question afin de mieux pouvoir <text:s/></text:p>
      <text:p text:style-name="P1"><text:s/>mon équipe de developeur. Ensuite <text:span text:style-name="T1">on vous enverra une suite de photo de l’application sous phase de test.</text:span></text:p>
      <text:p text:style-name="P1"/>
      <text:p text:style-name="P2">Budget:</text:p>
      <text:p text:style-name="P2"><text:tab/>Avez-vous une idée du budget qui seras attribuer a l’application?</text:p>
      <text:p text:style-name="P2"/>
      <text:p text:style-name="P2">Usager:</text:p>
      <text:p text:style-name="P2"><text:tab/>Qui seras amené a utiliser l’application? Les clients ou bien les membres du staff?</text:p>
      <text:p text:style-name="P2"/>
      <text:p text:style-name="P2">Design:</text:p>
      <text:p text:style-name="P2"><text:tab/>Quel palettes de couleur voulez vous utiliser pour cette application?</text:p>
      <text:p text:style-name="P2"/>
      <text:p text:style-name="P2">Merci de repondre a cet e-mail dans les plus bref delais. Si vous le souhaitez, vous pouvez nous contacter par telephone au 00 00 00 00 00.</text:p>
      <text:p text:style-name="P2"/>
      <text:p text:style-name="P2">Je vous remercie de votre réponse.</text:p>
      <text:p text:style-name="P2"/>
      <text:p text:style-name="P2">Sincère salutaion,</text:p>
      <text:p text:style-name="P2">Leo Smith</text:p>
      <text:p text:style-name="P2">Responsable du service client, et du service création de nouveau project.</text:p>
      <text:p text:style-name="P2">E-mail: leo.smith@epitech.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14:57.720674281</meta:creation-date>
    <dc:date>2018-03-11T17:31:52.602013336</dc:date>
    <meta:editing-duration>PT6M44S</meta:editing-duration>
    <meta:editing-cycles>1</meta:editing-cycles>
    <meta:document-statistic meta:table-count="0" meta:image-count="0" meta:object-count="0" meta:page-count="1" meta:paragraph-count="20" meta:word-count="169" meta:character-count="1077" meta:non-whitespace-character-count="922"/>
    <meta:generator>LibreOffice/5.4.5.1$Linux_X86_64 LibreOffice_project/40m0$Build-1</meta:generator>
  </office:meta>
</office:document-meta>
</file>